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float" office:value="-0.56" calcext:value-type="float">
            <text:p>-0.56</text:p>
          </table:table-cell>
          <table:table-cell table:formula="of:=COT([.A1])" office:value-type="float" office:value="-1.59502470947035" calcext:value-type="float">
            <text:p>-1.5950247095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COT([.A2])" office:value-type="float" office:value="2.36522242003911" calcext:value-type="float">
            <text:p>2.36522242</text:p>
          </table:table-cell>
          <table:table-cell table:number-columns-repeated="1022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formula="of:=COT([.A3])" office:value-type="float" office:value="3.03377091526494" calcext:value-type="float">
            <text:p>3.0337709153</text:p>
          </table:table-cell>
          <table:table-cell table:number-columns-repeated="1022"/>
        </table:table-row>
        <table:table-row table:style-name="ro1">
          <table:table-cell office:value-type="float" office:value="7.46" calcext:value-type="float">
            <text:p>7.46</text:p>
          </table:table-cell>
          <table:table-cell table:formula="of:=COT([.A4])" office:value-type="float" office:value="0.415716965338453" calcext:value-type="float">
            <text:p>0.4157169653</text:p>
          </table:table-cell>
          <table:table-cell table:number-columns-repeated="102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COT([.A5])" office:value-type="float" office:value="4.08635777169161" calcext:value-type="float">
            <text:p>4.0863577717</text:p>
          </table:table-cell>
          <table:table-cell table:number-columns-repeated="1022"/>
        </table:table-row>
        <table:table-row table:style-name="ro1">
          <table:table-cell office:value-type="float" office:value="0.33" calcext:value-type="float">
            <text:p>0.33</text:p>
          </table:table-cell>
          <table:table-cell table:formula="of:=COT([.A6])" office:value-type="float" office:value="2.91949605647917" calcext:value-type="float">
            <text:p>2.9194960565</text:p>
          </table:table-cell>
          <table:table-cell table:number-columns-repeated="1022"/>
        </table:table-row>
        <table:table-row table:style-name="ro1">
          <table:table-cell office:value-type="float" office:value="5.58" calcext:value-type="float">
            <text:p>5.58</text:p>
          </table:table-cell>
          <table:table-cell table:formula="of:=COT([.A7])" office:value-type="float" office:value="-1.1795955871477" calcext:value-type="float">
            <text:p>-1.1795955871</text:p>
          </table:table-cell>
          <table:table-cell table:number-columns-repeated="102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COT([.A8])" office:value-type="float" office:value="2.23927782466662" calcext:value-type="float">
            <text:p>2.2392778247</text:p>
          </table:table-cell>
          <table:table-cell table:number-columns-repeated="1022"/>
        </table:table-row>
        <table:table-row table:style-name="ro1">
          <table:table-cell office:value-type="float" office:value="9.63" calcext:value-type="float">
            <text:p>9.63</text:p>
          </table:table-cell>
          <table:table-cell table:formula="of:=COT([.A9])" office:value-type="float" office:value="4.80417080350102" calcext:value-type="float">
            <text:p>4.8041708035</text:p>
          </table:table-cell>
          <table:table-cell table:number-columns-repeated="1022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COT([.A10])" office:value-type="float" office:value="0.437474431217128" calcext:value-type="float">
            <text:p>0.4374744312</text:p>
          </table:table-cell>
          <table:table-cell table:number-columns-repeated="1022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COT([.A11])" office:value-type="float" office:value="1.26222118090195" calcext:value-type="float">
            <text:p>1.2622211809</text:p>
          </table:table-cell>
          <table:table-cell table:number-columns-repeated="1022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COT([.A12])" office:value-type="float" office:value="-0.0693143608029296" calcext:value-type="float">
            <text:p>-0.0693143608</text:p>
          </table:table-cell>
          <table:table-cell table:number-columns-repeated="1022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COT([.A13])" office:value-type="float" office:value="11.0810948986038" calcext:value-type="float">
            <text:p>11.0810948986</text:p>
          </table:table-cell>
          <table:table-cell table:number-columns-repeated="1022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COT([.A14])" office:value-type="float" office:value="0.423732208556261" calcext:value-type="float">
            <text:p>0.4237322086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COT([.A15])" office:value-type="float" office:value="-0.147065063949481" calcext:value-type="float">
            <text:p>-0.147065063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-asian="微软雅黑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6T16:50:57.947000000</dc:date>
    <meta:editing-cycles>3</meta:editing-cycles>
    <meta:editing-duration>P11DT17H31M44S</meta:editing-duration>
    <meta:generator>LibreOffice/4.1.2.3$Windows_x86 LibreOffice_project/40b2d7fde7e8d2d7bc5a449dc65df4d08a7dd38</meta:generator>
    <meta:document-statistic meta:table-count="1" meta:cell-count="30" meta:object-count="0"/>
  </office:meta>
</office:document-meta>
</file>